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3b6d0b" officeooo:paragraph-rsid="003b6d0b" style:font-style-asian="normal" style:font-style-complex="normal"/>
    </style:style>
    <style:style style:name="P2" style:family="paragraph" style:parent-style-name="Standard">
      <style:text-properties fo:font-style="normal" officeooo:rsid="003d1a94" officeooo:paragraph-rsid="003d1a94" style:font-style-asian="normal" style:font-style-complex="normal"/>
    </style:style>
    <style:style style:name="P3" style:family="paragraph" style:parent-style-name="Standard">
      <style:text-properties fo:font-style="normal" officeooo:rsid="003eb30a" officeooo:paragraph-rsid="003eb30a" style:font-style-asian="normal" style:font-style-complex="normal"/>
    </style:style>
    <style:style style:name="P4" style:family="paragraph" style:parent-style-name="Standard">
      <style:text-properties fo:font-style="normal" officeooo:rsid="0040e0f5" officeooo:paragraph-rsid="0040e0f5" style:font-style-asian="normal" style:font-style-complex="normal"/>
    </style:style>
    <style:style style:name="P5" style:family="paragraph" style:parent-style-name="Standard">
      <style:text-properties fo:font-style="normal" officeooo:rsid="004202df" officeooo:paragraph-rsid="004202df" style:font-style-asian="normal" style:font-style-complex="normal"/>
    </style:style>
    <style:style style:name="P6" style:family="paragraph" style:parent-style-name="Standard">
      <style:text-properties fo:font-style="normal" officeooo:rsid="0044f955" officeooo:paragraph-rsid="0044f955" style:font-style-asian="normal" style:font-style-complex="normal"/>
    </style:style>
    <style:style style:name="P7" style:family="paragraph" style:parent-style-name="Standard">
      <style:text-properties fo:font-style="normal" officeooo:rsid="0045ecb8" officeooo:paragraph-rsid="0045ecb8" style:font-style-asian="normal" style:font-style-complex="normal"/>
    </style:style>
    <style:style style:name="P8" style:family="paragraph" style:parent-style-name="Standard">
      <style:text-properties fo:font-style="normal" officeooo:rsid="0047de49" officeooo:paragraph-rsid="0047de49" style:font-style-asian="normal" style:font-style-complex="normal"/>
    </style:style>
    <style:style style:name="P9" style:family="paragraph" style:parent-style-name="Standard">
      <style:text-properties fo:font-style="normal" officeooo:rsid="00511dad" officeooo:paragraph-rsid="00511dad" style:font-style-asian="normal" style:font-style-complex="normal"/>
    </style:style>
    <style:style style:name="P10" style:family="paragraph" style:parent-style-name="Standard">
      <style:text-properties fo:font-style="normal" officeooo:rsid="0053af83" officeooo:paragraph-rsid="0053af83" style:font-style-asian="normal" style:font-style-complex="normal"/>
    </style:style>
    <style:style style:name="P11" style:family="paragraph" style:parent-style-name="Standard">
      <style:text-properties fo:font-style="normal" officeooo:rsid="00543a30" officeooo:paragraph-rsid="00543a30" style:font-style-asian="normal" style:font-style-complex="normal"/>
    </style:style>
    <style:style style:name="P12" style:family="paragraph" style:parent-style-name="Standard">
      <style:text-properties fo:font-style="normal" officeooo:rsid="00553607" officeooo:paragraph-rsid="00553607" style:font-style-asian="normal" style:font-style-complex="normal"/>
    </style:style>
    <style:style style:name="P13" style:family="paragraph" style:parent-style-name="Standard">
      <style:text-properties fo:font-style="normal" officeooo:rsid="005578a3" officeooo:paragraph-rsid="005578a3" style:font-style-asian="normal" style:font-style-complex="normal"/>
    </style:style>
    <style:style style:name="P14" style:family="paragraph" style:parent-style-name="Standard">
      <style:text-properties fo:font-style="normal" officeooo:rsid="005703a6" officeooo:paragraph-rsid="005703a6" style:font-style-asian="normal" style:font-style-complex="normal"/>
    </style:style>
    <style:style style:name="P15" style:family="paragraph" style:parent-style-name="Standard">
      <style:text-properties fo:font-style="normal" officeooo:rsid="00569d54" officeooo:paragraph-rsid="00569d54" style:font-style-asian="normal" style:font-style-complex="normal"/>
    </style:style>
    <style:style style:name="P16" style:family="paragraph" style:parent-style-name="Standard">
      <style:text-properties fo:font-style="normal" officeooo:rsid="0057ad4b" officeooo:paragraph-rsid="0057ad4b" style:font-style-asian="normal" style:font-style-complex="normal"/>
    </style:style>
    <style:style style:name="P17" style:family="paragraph" style:parent-style-name="Standard">
      <style:text-properties fo:font-style="normal" officeooo:rsid="0059f8f0" officeooo:paragraph-rsid="0059f8f0" style:font-style-asian="normal" style:font-style-complex="normal"/>
    </style:style>
    <style:style style:name="P18" style:family="paragraph" style:parent-style-name="Standard">
      <style:text-properties fo:font-style="italic" officeooo:rsid="004a81f4" officeooo:paragraph-rsid="0047de49" style:font-style-asian="italic" style:font-style-complex="italic"/>
    </style:style>
    <style:style style:name="P19" style:family="paragraph" style:parent-style-name="Standard">
      <style:text-properties fo:font-style="italic" officeooo:rsid="004b749b" officeooo:paragraph-rsid="004b749b" style:font-style-asian="italic" style:font-style-complex="italic"/>
    </style:style>
    <style:style style:name="P20" style:family="paragraph" style:parent-style-name="Standard">
      <style:text-properties fo:font-style="italic" officeooo:rsid="004d4070" officeooo:paragraph-rsid="004d4070" style:font-style-asian="italic" style:font-style-complex="italic"/>
    </style:style>
    <style:style style:name="P21" style:family="paragraph" style:parent-style-name="Standard">
      <style:text-properties fo:font-style="italic" officeooo:rsid="004daa79" officeooo:paragraph-rsid="004daa79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tyle="italic" officeooo:rsid="004daa79" officeooo:paragraph-rsid="004daa79" style:font-style-asian="italic" style:font-style-complex="italic"/>
    </style:style>
    <style:style style:name="P23" style:family="paragraph" style:parent-style-name="Standard">
      <style:text-properties fo:font-style="italic" officeooo:rsid="004e6953" officeooo:paragraph-rsid="004e6953" style:font-style-asian="italic" style:font-style-complex="italic"/>
    </style:style>
    <style:style style:name="P24" style:family="paragraph" style:parent-style-name="Standard">
      <style:text-properties fo:font-style="italic" officeooo:rsid="00511dad" officeooo:paragraph-rsid="00511dad" style:font-style-asian="italic" style:font-style-complex="italic"/>
    </style:style>
    <style:style style:name="P25" style:family="paragraph" style:parent-style-name="Standard">
      <style:text-properties fo:font-style="italic" officeooo:rsid="005703a6" officeooo:paragraph-rsid="005703a6" style:font-style-asian="italic" style:font-style-complex="italic"/>
    </style:style>
    <style:style style:name="P26" style:family="paragraph" style:parent-style-name="Standard">
      <style:text-properties fo:font-style="italic" officeooo:rsid="00569d54" officeooo:paragraph-rsid="00569d54" style:font-style-asian="italic" style:font-style-complex="italic"/>
    </style:style>
    <style:style style:name="P27" style:family="paragraph" style:parent-style-name="Standard">
      <style:paragraph-properties fo:break-before="page"/>
      <style:text-properties fo:font-style="normal" officeooo:rsid="00543a30" officeooo:paragraph-rsid="00543a30" style:font-style-asian="normal" style:font-style-complex="normal"/>
    </style:style>
    <style:style style:name="P2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tyle="italic" officeooo:rsid="00569d54" officeooo:paragraph-rsid="00569d54" style:font-style-asian="italic" style:font-style-complex="italic"/>
    </style:style>
    <style:style style:name="P29" style:family="paragraph" style:parent-style-name="Standard">
      <style:text-properties fo:font-style="normal" officeooo:rsid="0059f8f0" officeooo:paragraph-rsid="0059f8f0" style:font-style-asian="normal" style:font-style-complex="normal"/>
    </style:style>
    <style:style style:name="P30" style:family="paragraph" style:parent-style-name="Standard">
      <style:text-properties fo:font-style="normal" officeooo:rsid="00518351" officeooo:paragraph-rsid="005a89b0" style:font-style-asian="normal" style:font-style-complex="normal"/>
    </style:style>
    <style:style style:name="P31" style:family="paragraph" style:parent-style-name="Standard">
      <style:text-properties fo:font-style="normal" style:text-underline-style="none" officeooo:rsid="00518351" officeooo:paragraph-rsid="005a89b0" style:font-style-asian="normal" style:font-style-complex="normal"/>
    </style:style>
    <style:style style:name="P3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tyle="normal" officeooo:rsid="0059f8f0" officeooo:paragraph-rsid="0059f8f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4b2c88" style:font-style-asian="normal" style:font-style-complex="normal"/>
    </style:style>
    <style:style style:name="T4" style:family="text">
      <style:text-properties fo:font-style="normal" officeooo:rsid="004daa79" style:font-style-asian="normal" style:font-style-complex="normal"/>
    </style:style>
    <style:style style:name="T5" style:family="text">
      <style:text-properties fo:font-style="normal" officeooo:rsid="004e3f02" style:font-style-asian="normal" style:font-style-complex="normal"/>
    </style:style>
    <style:style style:name="T6" style:family="text">
      <style:text-properties fo:font-style="normal" officeooo:rsid="004e6953" style:font-style-asian="normal" style:font-style-complex="normal"/>
    </style:style>
    <style:style style:name="T7" style:family="text">
      <style:text-properties fo:font-style="normal" officeooo:rsid="004eb771" style:font-style-asian="normal" style:font-style-complex="normal"/>
    </style:style>
    <style:style style:name="T8" style:family="text">
      <style:text-properties fo:font-style="normal" officeooo:rsid="0051d800" style:font-style-asian="normal" style:font-style-complex="normal"/>
    </style:style>
    <style:style style:name="T9" style:family="text">
      <style:text-properties fo:font-style="normal" officeooo:rsid="00543a30" style:font-style-asian="normal" style:font-style-complex="normal"/>
    </style:style>
    <style:style style:name="T10" style:family="text">
      <style:text-properties fo:font-style="normal" officeooo:rsid="005703a6" style:font-style-asian="normal" style:font-style-complex="normal"/>
    </style:style>
    <style:style style:name="T11" style:family="text">
      <style:text-properties officeooo:rsid="00409dd5"/>
    </style:style>
    <style:style style:name="T12" style:family="text">
      <style:text-properties officeooo:rsid="00433e67"/>
    </style:style>
    <style:style style:name="T13" style:family="text">
      <style:text-properties officeooo:rsid="004e3f02"/>
    </style:style>
    <style:style style:name="T14" style:family="text">
      <style:text-properties officeooo:rsid="0056980c"/>
    </style:style>
    <style:style style:name="T1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ha : identifiant unique associé à chaque commit</text:p>
      <text:p text:style-name="P1"/>
      <text:p text:style-name="P2">branche dès qu'on estime qu'à un point on garde cet état</text:p>
      <text:p text:style-name="P2"/>
      <text:p text:style-name="P3">créer un dossier workspace_git et lancer <text:span text:style-name="T1">git init</text:span></text:p>
      <text:p text:style-name="P3">→<text:span text:style-name="T11"> dossier .git créé</text:span></text:p>
      <text:p text:style-name="P3"/>
      <text:p text:style-name="P4">fichier config : pour configurer son nom, son e-mail, son mot de passe...</text:p>
      <text:p text:style-name="P4"/>
      <text:p text:style-name="P5">créer un fichier <text:span text:style-name="T12">texte</text:span>.txt</text:p>
      <text:p text:style-name="P5"/>
      <text:p text:style-name="P6">taper <text:span text:style-name="T1">git status </text:span>pour savoir l'état actuel</text:p>
      <text:p text:style-name="P6"/>
      <text:p text:style-name="P7">taper <text:span text:style-name="T1">git add texte.txt</text:span></text:p>
      <text:p text:style-name="P7"/>
      <text:p text:style-name="P8">taper<text:span text:style-name="T1"> git commit -m "premier commit"</text:span></text:p>
      <text:p text:style-name="P8"/>
      <text:p text:style-name="P18">git checkout <text:span text:style-name="T2">pour annuler les modification </text:span><text:span text:style-name="T3">(</text:span><text:span text:style-name="T2">avant d'avoir commité</text:span><text:span text:style-name="T3">)</text:span></text:p>
      <text:p text:style-name="P18"/>
      <text:p text:style-name="P19">git log<text:span text:style-name="T2"> : donne l'historique des commits</text:span></text:p>
      <text:p text:style-name="P19"/>
      <text:p text:style-name="P20">git clone <text:span text:style-name="T2">url : pouré télécharger le rep</text:span><text:span text:style-name="T4">os </text:span><text:span text:style-name="T6">(clone ne récupère que la branche 2.8)</text:span></text:p>
      <text:p text:style-name="P20"/>
      <text:p text:style-name="P22"><text:span text:style-name="T2">dans le dossier d</text:span><text:span text:style-name="T10">e</text:span><text:span text:style-name="T2"> repos : </text:span></text:p>
      <text:p text:style-name="P21">git fetch -a : <text:span text:style-name="T2">pour récupérer l'historique</text:span></text:p>
      <text:p text:style-name="P21">git branch <text:s/>-a<text:span text:style-name="T2">: pour voir les branches existantes </text:span><text:span text:style-name="T5">(-a pour celles qui sont sur github en plus de celles qui ne sont que locales)</text:span></text:p>
      <text:p text:style-name="P21"/>
      <text:p text:style-name="P23"><text:span text:style-name="T7">taper </text:span><text:span text:style-name="T13">g</text:span>it checkout -b 2.0</text:p>
      <text:p text:style-name="P23"/>
      <text:p text:style-name="P24">git branch nom_branche : <text:span text:style-name="T2">crée une branche</text:span></text:p>
      <text:p text:style-name="P24"/>
      <text:p text:style-name="P24">git checkout -b nom_branche<text:span text:style-name="T2"> : crée </text:span><text:span text:style-name="T8">une branche </text:span><text:span text:style-name="T2">copie de celle en cours</text:span></text:p>
      <text:p text:style-name="P24"/>
      <text:p text:style-name="P24">git checkout 2.2<text:span text:style-name="T2"> : </text:span><text:span text:style-name="T9">aller sur la branche 2.2</text:span></text:p>
      <text:p text:style-name="P24"/>
      <text:p text:style-name="P9"><text:span text:style-name="T1">git branch -d nom_branche</text:span> : supprime branche en local</text:p>
      <text:p text:style-name="P9"><text:span text:style-name="T1">git branch -D nom_branche</text:span> : supprime branche sur partout</text:p>
      <text:p text:style-name="P9"/>
      <text:p text:style-name="P10"><text:span text:style-name="T1">git branche -m "nouveau_nom_branche"</text:span> : modifier le nom de la branche</text:p>
      <text:p text:style-name="P10"/>
      <text:p text:style-name="P11"/>
      <text:p text:style-name="P27">exercice : créer une branche qui s'appelle branche_12345678910 avec un script php qui lance 12345678910</text:p>
      <text:p text:style-name="P11"/>
      <text:p text:style-name="P12">git branch branche_12345678910</text:p>
      <text:p text:style-name="P12">git checkout branche_12345678910</text:p>
      <text:p text:style-name="P12"/>
      <text:p text:style-name="P25">touch fichier.txt</text:p>
      <text:p text:style-name="P14"/>
      <text:p text:style-name="P25">git commit -m "commit numéro deux"</text:p>
      <text:p text:style-name="P12"/>
      <text:p text:style-name="P13"><text:span text:style-name="T1">git checkout master</text:span> : <text:span text:style-name="T14">retourne à la branche master</text:span></text:p>
      <text:p text:style-name="P13"/>
      <text:p text:style-name="P26">git merge nom_branche 12345678910</text:p>
      <text:p text:style-name="P26"/>
      <text:p text:style-name="P28"/>
      <text:p text:style-name="P15"/>
      <text:p text:style-name="P16">COURS 2 : </text:p>
      <text:p text:style-name="P15"/>
      <text:p text:style-name="P16">On peut créer un groupe dans github pour donner des droits différents aux membres du groupe. </text:p>
      <text:p text:style-name="P16"/>
      <text:p text:style-name="P16">issue = envoyer des messages entre les membres du groupe</text:p>
      <text:p text:style-name="P16"/>
      <text:p text:style-name="P16">pull request = demande de merge dans une branches</text:p>
      <text:p text:style-name="P16"/>
      <text:p text:style-name="P17">il y a des services comme travis</text:p>
      <text:p text:style-name="P17"/>
      <text:p text:style-name="P32"/>
      <text:p text:style-name="P30"/>
      <text:p text:style-name="P30"><text:span text:style-name="T15">gitlab</text:span></text:p>
      <text:p text:style-name="P31"/>
      <text:p text:style-name="P31">envoie un object_kind</text:p>
      <text:p text:style-name="P31">envoie un header</text:p>
      <text:p text:style-name="P31"/>
      <text:p text:style-name="P31">getallheader récupère tous les header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1:40:13.417007348</meta:creation-date>
    <meta:generator>LibreOffice/4.3.3.2$Linux_X86_64 LibreOffice_project/430m0$Build-2</meta:generator>
    <dc:date>2016-01-22T14:13:29.674560599</dc:date>
    <meta:editing-duration>PT8H40M5S</meta:editing-duration>
    <meta:editing-cycles>87</meta:editing-cycles>
    <meta:document-statistic meta:table-count="0" meta:image-count="0" meta:object-count="0" meta:page-count="2" meta:paragraph-count="38" meta:word-count="295" meta:character-count="1731" meta:non-whitespace-character-count="1470"/>
  </office:meta>
</office:document-meta>
</file>